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hurrascoGrego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demanda</text:p>
          </table:table-cell>
          <table:table-cell office:value-type="string" calcext:value-type="string">
            <text:p>lucro</text:p>
          </table:table-cell>
          <table:table-cell/>
          <table:table-cell office:value-type="string" calcext:value-type="string">
            <text:p>oferta</text:p>
          </table:table-cell>
          <table:table-cell office:value-type="float" office:value="1000" calcext:value-type="float">
            <text:p>100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020.35393698672" calcext:value-type="float">
            <text:p>2020,3539369867</text:p>
          </table:table-cell>
          <table:table-cell table:formula="of:=IF([.$A2]&lt;[.E$1];[.$A2]*6.5 - [.E$1]*1.5;[.$A2]*5)" office:value-type="float" office:value="10101.7696849336" calcext:value-type="float">
            <text:p>10101,7696849336</text:p>
          </table:table-cell>
          <table:table-cell table:formula="of:=IF([.$A2]&lt;[.F$1];[.$A2]*6.5 - [.F$1]*1.5;[.$A2]*5)" office:value-type="float" office:value="9382.30059041368" calcext:value-type="float">
            <text:p>9382,3005904137</text:p>
          </table:table-cell>
          <table:table-cell table:number-columns-repeated="3"/>
        </table:table-row>
        <table:table-row table:style-name="ro1">
          <table:table-cell office:value-type="float" office:value="2408.32634397847" calcext:value-type="float">
            <text:p>2408,3263439785</text:p>
          </table:table-cell>
          <table:table-cell table:formula="of:=IF([.A3]&lt;[.E$1];[.A3]*6.5 - [.E$1]*1.5;[.A3]*5)" office:value-type="float" office:value="12041.6317198924" calcext:value-type="float">
            <text:p>12041,6317198924</text:p>
          </table:table-cell>
          <table:table-cell table:formula="of:=IF([.$A3]&lt;[.F$1];[.$A3]*6.5 - [.F$1]*1.5;[.$A3]*5)" office:value-type="float" office:value="11904.1212358601" calcext:value-type="float">
            <text:p>11904,1212358601</text:p>
          </table:table-cell>
          <table:table-cell table:number-columns-repeated="2" office:value-type="string" calcext:value-type="string">
            <text:p>média</text:p>
          </table:table-cell>
          <table:table-cell/>
        </table:table-row>
        <table:table-row table:style-name="ro1">
          <table:table-cell office:value-type="float" office:value="2225.5286041737" calcext:value-type="float">
            <text:p>2225,5286041737</text:p>
          </table:table-cell>
          <table:table-cell table:formula="of:=IF([.A4]&lt;[.E$1];[.A4]*6.5 - [.E$1]*1.5;[.A4]*5)" office:value-type="float" office:value="11127.6430208685" calcext:value-type="float">
            <text:p>11127,6430208685</text:p>
          </table:table-cell>
          <table:table-cell table:formula="of:=IF([.$A4]&lt;[.F$1];[.$A4]*6.5 - [.F$1]*1.5;[.$A4]*5)" office:value-type="float" office:value="10715.935927129" calcext:value-type="float">
            <text:p>10715,935927129</text:p>
          </table:table-cell>
          <table:table-cell table:formula="of:=[.B102]/100" office:value-type="float" office:value="12443.3837205521" calcext:value-type="float">
            <text:p>12443,3837205521</text:p>
          </table:table-cell>
          <table:table-cell table:formula="of:=[.C102]/100" office:value-type="float" office:value="12252.3633935287" calcext:value-type="float">
            <text:p>12252,3633935287</text:p>
          </table:table-cell>
          <table:table-cell/>
        </table:table-row>
        <table:table-row table:style-name="ro1">
          <table:table-cell office:value-type="float" office:value="3103.79076502309" calcext:value-type="float">
            <text:p>3103,7907650231</text:p>
          </table:table-cell>
          <table:table-cell table:formula="of:=IF([.A5]&lt;[.E$1];[.A5]*6.5 - [.E$1]*1.5;[.A5]*5)" office:value-type="float" office:value="15518.9538251155" calcext:value-type="float">
            <text:p>15518,9538251155</text:p>
          </table:table-cell>
          <table:table-cell table:formula="of:=IF([.$A5]&lt;[.F$1];[.$A5]*6.5 - [.F$1]*1.5;[.$A5]*5)" office:value-type="float" office:value="15518.9538251155" calcext:value-type="float">
            <text:p>15518,9538251155</text:p>
          </table:table-cell>
          <table:table-cell table:number-columns-repeated="3"/>
        </table:table-row>
        <table:table-row table:style-name="ro1">
          <table:table-cell office:value-type="float" office:value="2814.67420816908" calcext:value-type="float">
            <text:p>2814,6742081691</text:p>
          </table:table-cell>
          <table:table-cell table:formula="of:=IF([.A6]&lt;[.E$1];[.A6]*6.5 - [.E$1]*1.5;[.A6]*5)" office:value-type="float" office:value="14073.3710408454" calcext:value-type="float">
            <text:p>14073,3710408454</text:p>
          </table:table-cell>
          <table:table-cell table:formula="of:=IF([.$A6]&lt;[.F$1];[.$A6]*6.5 - [.F$1]*1.5;[.$A6]*5)" office:value-type="float" office:value="14073.3710408454" calcext:value-type="float">
            <text:p>14073,3710408454</text:p>
          </table:table-cell>
          <table:table-cell table:number-columns-repeated="3"/>
        </table:table-row>
        <table:table-row table:style-name="ro1">
          <table:table-cell office:value-type="float" office:value="2665.93432165961" calcext:value-type="float">
            <text:p>2665,9343216596</text:p>
          </table:table-cell>
          <table:table-cell table:formula="of:=IF([.A7]&lt;[.E$1];[.A7]*6.5 - [.E$1]*1.5;[.A7]*5)" office:value-type="float" office:value="13329.671608298" calcext:value-type="float">
            <text:p>13329,671608298</text:p>
          </table:table-cell>
          <table:table-cell table:formula="of:=IF([.$A7]&lt;[.F$1];[.$A7]*6.5 - [.F$1]*1.5;[.$A7]*5)" office:value-type="float" office:value="13329.671608298" calcext:value-type="float">
            <text:p>13329,671608298</text:p>
          </table:table-cell>
          <table:table-cell table:number-columns-repeated="3"/>
        </table:table-row>
        <table:table-row table:style-name="ro1">
          <table:table-cell office:value-type="float" office:value="2780.65462105587" calcext:value-type="float">
            <text:p>2780,6546210559</text:p>
          </table:table-cell>
          <table:table-cell table:formula="of:=IF([.A8]&lt;[.E$1];[.A8]*6.5 - [.E$1]*1.5;[.A8]*5)" office:value-type="float" office:value="13903.2731052794" calcext:value-type="float">
            <text:p>13903,2731052794</text:p>
          </table:table-cell>
          <table:table-cell table:formula="of:=IF([.$A8]&lt;[.F$1];[.$A8]*6.5 - [.F$1]*1.5;[.$A8]*5)" office:value-type="float" office:value="13903.2731052794" calcext:value-type="float">
            <text:p>13903,2731052794</text:p>
          </table:table-cell>
          <table:table-cell table:number-columns-repeated="3"/>
        </table:table-row>
        <table:table-row table:style-name="ro1">
          <table:table-cell office:value-type="float" office:value="2025.49446724811" calcext:value-type="float">
            <text:p>2025,4944672481</text:p>
          </table:table-cell>
          <table:table-cell table:formula="of:=IF([.A9]&lt;[.E$1];[.A9]*6.5 - [.E$1]*1.5;[.A9]*5)" office:value-type="float" office:value="10127.4723362405" calcext:value-type="float">
            <text:p>10127,4723362405</text:p>
          </table:table-cell>
          <table:table-cell table:formula="of:=IF([.$A9]&lt;[.F$1];[.$A9]*6.5 - [.F$1]*1.5;[.$A9]*5)" office:value-type="float" office:value="9415.71403711272" calcext:value-type="float">
            <text:p>9415,7140371127</text:p>
          </table:table-cell>
          <table:table-cell table:number-columns-repeated="3"/>
        </table:table-row>
        <table:table-row table:style-name="ro1">
          <table:table-cell office:value-type="float" office:value="2415.58427209438" calcext:value-type="float">
            <text:p>2415,5842720944</text:p>
          </table:table-cell>
          <table:table-cell table:formula="of:=IF([.A10]&lt;[.E$1];[.A10]*6.5 - [.E$1]*1.5;[.A10]*5)" office:value-type="float" office:value="12077.9213604719" calcext:value-type="float">
            <text:p>12077,9213604719</text:p>
          </table:table-cell>
          <table:table-cell table:formula="of:=IF([.$A10]&lt;[.F$1];[.$A10]*6.5 - [.F$1]*1.5;[.$A10]*5)" office:value-type="float" office:value="11951.2977686135" calcext:value-type="float">
            <text:p>11951,2977686135</text:p>
          </table:table-cell>
          <table:table-cell table:number-columns-repeated="3"/>
        </table:table-row>
        <table:table-row table:style-name="ro1">
          <table:table-cell office:value-type="float" office:value="2488.44910384275" calcext:value-type="float">
            <text:p>2488,4491038428</text:p>
          </table:table-cell>
          <table:table-cell table:formula="of:=IF([.A11]&lt;[.E$1];[.A11]*6.5 - [.E$1]*1.5;[.A11]*5)" office:value-type="float" office:value="12442.2455192138" calcext:value-type="float">
            <text:p>12442,2455192138</text:p>
          </table:table-cell>
          <table:table-cell table:formula="of:=IF([.$A11]&lt;[.F$1];[.$A11]*6.5 - [.F$1]*1.5;[.$A11]*5)" office:value-type="float" office:value="12424.9191749779" calcext:value-type="float">
            <text:p>12424,9191749779</text:p>
          </table:table-cell>
          <table:table-cell table:number-columns-repeated="3"/>
        </table:table-row>
        <table:table-row table:style-name="ro1">
          <table:table-cell office:value-type="float" office:value="2645.59458361535" calcext:value-type="float">
            <text:p>2645,5945836154</text:p>
          </table:table-cell>
          <table:table-cell table:formula="of:=IF([.A12]&lt;[.E$1];[.A12]*6.5 - [.E$1]*1.5;[.A12]*5)" office:value-type="float" office:value="13227.9729180768" calcext:value-type="float">
            <text:p>13227,9729180768</text:p>
          </table:table-cell>
          <table:table-cell table:formula="of:=IF([.$A12]&lt;[.F$1];[.$A12]*6.5 - [.F$1]*1.5;[.$A12]*5)" office:value-type="float" office:value="13227.9729180768" calcext:value-type="float">
            <text:p>13227,9729180768</text:p>
          </table:table-cell>
          <table:table-cell table:number-columns-repeated="3"/>
        </table:table-row>
        <table:table-row table:style-name="ro1">
          <table:table-cell office:value-type="float" office:value="2421.3717175903" calcext:value-type="float">
            <text:p>2421,3717175903</text:p>
          </table:table-cell>
          <table:table-cell table:formula="of:=IF([.A13]&lt;[.E$1];[.A13]*6.5 - [.E$1]*1.5;[.A13]*5)" office:value-type="float" office:value="12106.8585879515" calcext:value-type="float">
            <text:p>12106,8585879515</text:p>
          </table:table-cell>
          <table:table-cell table:formula="of:=IF([.$A13]&lt;[.F$1];[.$A13]*6.5 - [.F$1]*1.5;[.$A13]*5)" office:value-type="float" office:value="11988.916164337" calcext:value-type="float">
            <text:p>11988,916164337</text:p>
          </table:table-cell>
          <table:table-cell table:number-columns-repeated="3"/>
        </table:table-row>
        <table:table-row table:style-name="ro1">
          <table:table-cell office:value-type="float" office:value="2485.55337662492" calcext:value-type="float">
            <text:p>2485,5533766249</text:p>
          </table:table-cell>
          <table:table-cell table:formula="of:=IF([.A14]&lt;[.E$1];[.A14]*6.5 - [.E$1]*1.5;[.A14]*5)" office:value-type="float" office:value="12427.7668831246" calcext:value-type="float">
            <text:p>12427,7668831246</text:p>
          </table:table-cell>
          <table:table-cell table:formula="of:=IF([.$A14]&lt;[.F$1];[.$A14]*6.5 - [.F$1]*1.5;[.$A14]*5)" office:value-type="float" office:value="12406.096948062" calcext:value-type="float">
            <text:p>12406,096948062</text:p>
          </table:table-cell>
          <table:table-cell table:number-columns-repeated="3"/>
        </table:table-row>
        <table:table-row table:style-name="ro1">
          <table:table-cell office:value-type="float" office:value="2359.3354643372" calcext:value-type="float">
            <text:p>2359,3354643372</text:p>
          </table:table-cell>
          <table:table-cell table:formula="of:=IF([.A15]&lt;[.E$1];[.A15]*6.5 - [.E$1]*1.5;[.A15]*5)" office:value-type="float" office:value="11796.677321686" calcext:value-type="float">
            <text:p>11796,677321686</text:p>
          </table:table-cell>
          <table:table-cell table:formula="of:=IF([.$A15]&lt;[.F$1];[.$A15]*6.5 - [.F$1]*1.5;[.$A15]*5)" office:value-type="float" office:value="11585.6805181918" calcext:value-type="float">
            <text:p>11585,6805181918</text:p>
          </table:table-cell>
          <table:table-cell table:number-columns-repeated="3"/>
        </table:table-row>
        <table:table-row table:style-name="ro1">
          <table:table-cell office:value-type="float" office:value="2875.4346579098" calcext:value-type="float">
            <text:p>2875,4346579098</text:p>
          </table:table-cell>
          <table:table-cell table:formula="of:=IF([.A16]&lt;[.E$1];[.A16]*6.5 - [.E$1]*1.5;[.A16]*5)" office:value-type="float" office:value="14377.173289549" calcext:value-type="float">
            <text:p>14377,173289549</text:p>
          </table:table-cell>
          <table:table-cell table:formula="of:=IF([.$A16]&lt;[.F$1];[.$A16]*6.5 - [.F$1]*1.5;[.$A16]*5)" office:value-type="float" office:value="14377.173289549" calcext:value-type="float">
            <text:p>14377,173289549</text:p>
          </table:table-cell>
          <table:table-cell table:number-columns-repeated="3"/>
        </table:table-row>
        <table:table-row table:style-name="ro1">
          <table:table-cell office:value-type="float" office:value="2254.65064920113" calcext:value-type="float">
            <text:p>2254,6506492011</text:p>
          </table:table-cell>
          <table:table-cell table:formula="of:=IF([.A17]&lt;[.E$1];[.A17]*6.5 - [.E$1]*1.5;[.A17]*5)" office:value-type="float" office:value="11273.2532460057" calcext:value-type="float">
            <text:p>11273,2532460057</text:p>
          </table:table-cell>
          <table:table-cell table:formula="of:=IF([.$A17]&lt;[.F$1];[.$A17]*6.5 - [.F$1]*1.5;[.$A17]*5)" office:value-type="float" office:value="10905.2292198073" calcext:value-type="float">
            <text:p>10905,2292198073</text:p>
          </table:table-cell>
          <table:table-cell table:number-columns-repeated="3"/>
        </table:table-row>
        <table:table-row table:style-name="ro1">
          <table:table-cell office:value-type="float" office:value="2504.870382004" calcext:value-type="float">
            <text:p>2504,870382004</text:p>
          </table:table-cell>
          <table:table-cell table:formula="of:=IF([.A18]&lt;[.E$1];[.A18]*6.5 - [.E$1]*1.5;[.A18]*5)" office:value-type="float" office:value="12524.35191002" calcext:value-type="float">
            <text:p>12524,35191002</text:p>
          </table:table-cell>
          <table:table-cell table:formula="of:=IF([.$A18]&lt;[.F$1];[.$A18]*6.5 - [.F$1]*1.5;[.$A18]*5)" office:value-type="float" office:value="12524.35191002" calcext:value-type="float">
            <text:p>12524,35191002</text:p>
          </table:table-cell>
          <table:table-cell table:number-columns-repeated="3"/>
        </table:table-row>
        <table:table-row table:style-name="ro1">
          <table:table-cell office:value-type="float" office:value="2863.22599309044" calcext:value-type="float">
            <text:p>2863,2259930904</text:p>
          </table:table-cell>
          <table:table-cell table:formula="of:=IF([.A19]&lt;[.E$1];[.A19]*6.5 - [.E$1]*1.5;[.A19]*5)" office:value-type="float" office:value="14316.1299654522" calcext:value-type="float">
            <text:p>14316,1299654522</text:p>
          </table:table-cell>
          <table:table-cell table:formula="of:=IF([.$A19]&lt;[.F$1];[.$A19]*6.5 - [.F$1]*1.5;[.$A19]*5)" office:value-type="float" office:value="14316.1299654522" calcext:value-type="float">
            <text:p>14316,1299654522</text:p>
          </table:table-cell>
          <table:table-cell table:number-columns-repeated="3"/>
        </table:table-row>
        <table:table-row table:style-name="ro1">
          <table:table-cell office:value-type="float" office:value="2731.65752751346" calcext:value-type="float">
            <text:p>2731,6575275135</text:p>
          </table:table-cell>
          <table:table-cell table:formula="of:=IF([.A20]&lt;[.E$1];[.A20]*6.5 - [.E$1]*1.5;[.A20]*5)" office:value-type="float" office:value="13658.2876375673" calcext:value-type="float">
            <text:p>13658,2876375673</text:p>
          </table:table-cell>
          <table:table-cell table:formula="of:=IF([.$A20]&lt;[.F$1];[.$A20]*6.5 - [.F$1]*1.5;[.$A20]*5)" office:value-type="float" office:value="13658.2876375673" calcext:value-type="float">
            <text:p>13658,2876375673</text:p>
          </table:table-cell>
          <table:table-cell table:number-columns-repeated="3"/>
        </table:table-row>
        <table:table-row table:style-name="ro1">
          <table:table-cell office:value-type="float" office:value="2572.25453287266" calcext:value-type="float">
            <text:p>2572,2545328727</text:p>
          </table:table-cell>
          <table:table-cell table:formula="of:=IF([.A21]&lt;[.E$1];[.A21]*6.5 - [.E$1]*1.5;[.A21]*5)" office:value-type="float" office:value="12861.2726643633" calcext:value-type="float">
            <text:p>12861,2726643633</text:p>
          </table:table-cell>
          <table:table-cell table:formula="of:=IF([.$A21]&lt;[.F$1];[.$A21]*6.5 - [.F$1]*1.5;[.$A21]*5)" office:value-type="float" office:value="12861.2726643633" calcext:value-type="float">
            <text:p>12861,2726643633</text:p>
          </table:table-cell>
          <table:table-cell table:number-columns-repeated="3"/>
        </table:table-row>
        <table:table-row table:style-name="ro1">
          <table:table-cell office:value-type="float" office:value="2270.3878247105" calcext:value-type="float">
            <text:p>2270,3878247105</text:p>
          </table:table-cell>
          <table:table-cell table:formula="of:=IF([.A22]&lt;[.E$1];[.A22]*6.5 - [.E$1]*1.5;[.A22]*5)" office:value-type="float" office:value="11351.9391235525" calcext:value-type="float">
            <text:p>11351,9391235525</text:p>
          </table:table-cell>
          <table:table-cell table:formula="of:=IF([.$A22]&lt;[.F$1];[.$A22]*6.5 - [.F$1]*1.5;[.$A22]*5)" office:value-type="float" office:value="11007.5208606183" calcext:value-type="float">
            <text:p>11007,5208606183</text:p>
          </table:table-cell>
          <table:table-cell table:number-columns-repeated="3"/>
        </table:table-row>
        <table:table-row table:style-name="ro1">
          <table:table-cell office:value-type="float" office:value="2279.96855896348" calcext:value-type="float">
            <text:p>2279,9685589635</text:p>
          </table:table-cell>
          <table:table-cell table:formula="of:=IF([.A23]&lt;[.E$1];[.A23]*6.5 - [.E$1]*1.5;[.A23]*5)" office:value-type="float" office:value="11399.8427948174" calcext:value-type="float">
            <text:p>11399,8427948174</text:p>
          </table:table-cell>
          <table:table-cell table:formula="of:=IF([.$A23]&lt;[.F$1];[.$A23]*6.5 - [.F$1]*1.5;[.$A23]*5)" office:value-type="float" office:value="11069.7956332626" calcext:value-type="float">
            <text:p>11069,7956332626</text:p>
          </table:table-cell>
          <table:table-cell table:number-columns-repeated="3"/>
        </table:table-row>
        <table:table-row table:style-name="ro1">
          <table:table-cell office:value-type="float" office:value="2183.79859000697" calcext:value-type="float">
            <text:p>2183,798590007</text:p>
          </table:table-cell>
          <table:table-cell table:formula="of:=IF([.A24]&lt;[.E$1];[.A24]*6.5 - [.E$1]*1.5;[.A24]*5)" office:value-type="float" office:value="10918.9929500348" calcext:value-type="float">
            <text:p>10918,9929500348</text:p>
          </table:table-cell>
          <table:table-cell table:formula="of:=IF([.$A24]&lt;[.F$1];[.$A24]*6.5 - [.F$1]*1.5;[.$A24]*5)" office:value-type="float" office:value="10444.6908350453" calcext:value-type="float">
            <text:p>10444,6908350453</text:p>
          </table:table-cell>
          <table:table-cell table:number-columns-repeated="3"/>
        </table:table-row>
        <table:table-row table:style-name="ro1">
          <table:table-cell office:value-type="float" office:value="2022.0815159119" calcext:value-type="float">
            <text:p>2022,0815159119</text:p>
          </table:table-cell>
          <table:table-cell table:formula="of:=IF([.A25]&lt;[.E$1];[.A25]*6.5 - [.E$1]*1.5;[.A25]*5)" office:value-type="float" office:value="10110.4075795595" calcext:value-type="float">
            <text:p>10110,4075795595</text:p>
          </table:table-cell>
          <table:table-cell table:formula="of:=IF([.$A25]&lt;[.F$1];[.$A25]*6.5 - [.F$1]*1.5;[.$A25]*5)" office:value-type="float" office:value="9393.52985342735" calcext:value-type="float">
            <text:p>9393,5298534274</text:p>
          </table:table-cell>
          <table:table-cell table:number-columns-repeated="3"/>
        </table:table-row>
        <table:table-row table:style-name="ro1">
          <table:table-cell office:value-type="float" office:value="2152.3906979785" calcext:value-type="float">
            <text:p>2152,3906979785</text:p>
          </table:table-cell>
          <table:table-cell table:formula="of:=IF([.A26]&lt;[.E$1];[.A26]*6.5 - [.E$1]*1.5;[.A26]*5)" office:value-type="float" office:value="10761.9534898925" calcext:value-type="float">
            <text:p>10761,9534898925</text:p>
          </table:table-cell>
          <table:table-cell table:formula="of:=IF([.$A26]&lt;[.F$1];[.$A26]*6.5 - [.F$1]*1.5;[.$A26]*5)" office:value-type="float" office:value="10240.5395368603" calcext:value-type="float">
            <text:p>10240,5395368603</text:p>
          </table:table-cell>
          <table:table-cell table:number-columns-repeated="3"/>
        </table:table-row>
        <table:table-row table:style-name="ro1">
          <table:table-cell office:value-type="float" office:value="2969.98521288876" calcext:value-type="float">
            <text:p>2969,9852128888</text:p>
          </table:table-cell>
          <table:table-cell table:formula="of:=IF([.A27]&lt;[.E$1];[.A27]*6.5 - [.E$1]*1.5;[.A27]*5)" office:value-type="float" office:value="14849.9260644438" calcext:value-type="float">
            <text:p>14849,9260644438</text:p>
          </table:table-cell>
          <table:table-cell table:formula="of:=IF([.$A27]&lt;[.F$1];[.$A27]*6.5 - [.F$1]*1.5;[.$A27]*5)" office:value-type="float" office:value="14849.9260644438" calcext:value-type="float">
            <text:p>14849,9260644438</text:p>
          </table:table-cell>
          <table:table-cell table:number-columns-repeated="3"/>
        </table:table-row>
        <table:table-row table:style-name="ro1">
          <table:table-cell office:value-type="float" office:value="2461.3956638419" calcext:value-type="float">
            <text:p>2461,3956638419</text:p>
          </table:table-cell>
          <table:table-cell table:formula="of:=IF([.A28]&lt;[.E$1];[.A28]*6.5 - [.E$1]*1.5;[.A28]*5)" office:value-type="float" office:value="12306.9783192095" calcext:value-type="float">
            <text:p>12306,9783192095</text:p>
          </table:table-cell>
          <table:table-cell table:formula="of:=IF([.$A28]&lt;[.F$1];[.$A28]*6.5 - [.F$1]*1.5;[.$A28]*5)" office:value-type="float" office:value="12249.0718149724" calcext:value-type="float">
            <text:p>12249,0718149724</text:p>
          </table:table-cell>
          <table:table-cell table:number-columns-repeated="3"/>
        </table:table-row>
        <table:table-row table:style-name="ro1">
          <table:table-cell office:value-type="float" office:value="2550.78387092687" calcext:value-type="float">
            <text:p>2550,7838709269</text:p>
          </table:table-cell>
          <table:table-cell table:formula="of:=IF([.A29]&lt;[.E$1];[.A29]*6.5 - [.E$1]*1.5;[.A29]*5)" office:value-type="float" office:value="12753.9193546343" calcext:value-type="float">
            <text:p>12753,9193546343</text:p>
          </table:table-cell>
          <table:table-cell table:formula="of:=IF([.$A29]&lt;[.F$1];[.$A29]*6.5 - [.F$1]*1.5;[.$A29]*5)" office:value-type="float" office:value="12753.9193546343" calcext:value-type="float">
            <text:p>12753,9193546343</text:p>
          </table:table-cell>
          <table:table-cell table:number-columns-repeated="3"/>
        </table:table-row>
        <table:table-row table:style-name="ro1">
          <table:table-cell office:value-type="float" office:value="2170.53358901167" calcext:value-type="float">
            <text:p>2170,5335890117</text:p>
          </table:table-cell>
          <table:table-cell table:formula="of:=IF([.A30]&lt;[.E$1];[.A30]*6.5 - [.E$1]*1.5;[.A30]*5)" office:value-type="float" office:value="10852.6679450584" calcext:value-type="float">
            <text:p>10852,6679450584</text:p>
          </table:table-cell>
          <table:table-cell table:formula="of:=IF([.$A30]&lt;[.F$1];[.$A30]*6.5 - [.F$1]*1.5;[.$A30]*5)" office:value-type="float" office:value="10358.4683285759" calcext:value-type="float">
            <text:p>10358,4683285759</text:p>
          </table:table-cell>
          <table:table-cell table:number-columns-repeated="3"/>
        </table:table-row>
        <table:table-row table:style-name="ro1">
          <table:table-cell office:value-type="float" office:value="2735.95648967468" calcext:value-type="float">
            <text:p>2735,9564896747</text:p>
          </table:table-cell>
          <table:table-cell table:formula="of:=IF([.A31]&lt;[.E$1];[.A31]*6.5 - [.E$1]*1.5;[.A31]*5)" office:value-type="float" office:value="13679.7824483734" calcext:value-type="float">
            <text:p>13679,7824483734</text:p>
          </table:table-cell>
          <table:table-cell table:formula="of:=IF([.$A31]&lt;[.F$1];[.$A31]*6.5 - [.F$1]*1.5;[.$A31]*5)" office:value-type="float" office:value="13679.7824483734" calcext:value-type="float">
            <text:p>13679,7824483734</text:p>
          </table:table-cell>
          <table:table-cell table:number-columns-repeated="3"/>
        </table:table-row>
        <table:table-row table:style-name="ro1">
          <table:table-cell office:value-type="float" office:value="2036.83348274088" calcext:value-type="float">
            <text:p>2036,8334827409</text:p>
          </table:table-cell>
          <table:table-cell table:formula="of:=IF([.A32]&lt;[.E$1];[.A32]*6.5 - [.E$1]*1.5;[.A32]*5)" office:value-type="float" office:value="10184.1674137044" calcext:value-type="float">
            <text:p>10184,1674137044</text:p>
          </table:table-cell>
          <table:table-cell table:formula="of:=IF([.$A32]&lt;[.F$1];[.$A32]*6.5 - [.F$1]*1.5;[.$A32]*5)" office:value-type="float" office:value="9489.41763781572" calcext:value-type="float">
            <text:p>9489,4176378157</text:p>
          </table:table-cell>
          <table:table-cell table:number-columns-repeated="3"/>
        </table:table-row>
        <table:table-row table:style-name="ro1">
          <table:table-cell office:value-type="float" office:value="2950.88327041967" calcext:value-type="float">
            <text:p>2950,8832704197</text:p>
          </table:table-cell>
          <table:table-cell table:formula="of:=IF([.A33]&lt;[.E$1];[.A33]*6.5 - [.E$1]*1.5;[.A33]*5)" office:value-type="float" office:value="14754.4163520984" calcext:value-type="float">
            <text:p>14754,4163520984</text:p>
          </table:table-cell>
          <table:table-cell table:formula="of:=IF([.$A33]&lt;[.F$1];[.$A33]*6.5 - [.F$1]*1.5;[.$A33]*5)" office:value-type="float" office:value="14754.4163520984" calcext:value-type="float">
            <text:p>14754,4163520984</text:p>
          </table:table-cell>
          <table:table-cell table:number-columns-repeated="3"/>
        </table:table-row>
        <table:table-row table:style-name="ro1">
          <table:table-cell office:value-type="float" office:value="2500.80974290274" calcext:value-type="float">
            <text:p>2500,8097429027</text:p>
          </table:table-cell>
          <table:table-cell table:formula="of:=IF([.A34]&lt;[.E$1];[.A34]*6.5 - [.E$1]*1.5;[.A34]*5)" office:value-type="float" office:value="12504.0487145137" calcext:value-type="float">
            <text:p>12504,0487145137</text:p>
          </table:table-cell>
          <table:table-cell table:formula="of:=IF([.$A34]&lt;[.F$1];[.$A34]*6.5 - [.F$1]*1.5;[.$A34]*5)" office:value-type="float" office:value="12504.0487145137" calcext:value-type="float">
            <text:p>12504,0487145137</text:p>
          </table:table-cell>
          <table:table-cell table:number-columns-repeated="3"/>
        </table:table-row>
        <table:table-row table:style-name="ro1">
          <table:table-cell office:value-type="float" office:value="2416.86648129995" calcext:value-type="float">
            <text:p>2416,8664813</text:p>
          </table:table-cell>
          <table:table-cell table:formula="of:=IF([.A35]&lt;[.E$1];[.A35]*6.5 - [.E$1]*1.5;[.A35]*5)" office:value-type="float" office:value="12084.3324064998" calcext:value-type="float">
            <text:p>12084,3324064998</text:p>
          </table:table-cell>
          <table:table-cell table:formula="of:=IF([.$A35]&lt;[.F$1];[.$A35]*6.5 - [.F$1]*1.5;[.$A35]*5)" office:value-type="float" office:value="11959.6321284497" calcext:value-type="float">
            <text:p>11959,6321284497</text:p>
          </table:table-cell>
          <table:table-cell table:number-columns-repeated="3"/>
        </table:table-row>
        <table:table-row table:style-name="ro1">
          <table:table-cell office:value-type="float" office:value="2525.29525809788" calcext:value-type="float">
            <text:p>2525,2952580979</text:p>
          </table:table-cell>
          <table:table-cell table:formula="of:=IF([.A36]&lt;[.E$1];[.A36]*6.5 - [.E$1]*1.5;[.A36]*5)" office:value-type="float" office:value="12626.4762904894" calcext:value-type="float">
            <text:p>12626,4762904894</text:p>
          </table:table-cell>
          <table:table-cell table:formula="of:=IF([.$A36]&lt;[.F$1];[.$A36]*6.5 - [.F$1]*1.5;[.$A36]*5)" office:value-type="float" office:value="12626.4762904894" calcext:value-type="float">
            <text:p>12626,4762904894</text:p>
          </table:table-cell>
          <table:table-cell table:number-columns-repeated="3"/>
        </table:table-row>
        <table:table-row table:style-name="ro1">
          <table:table-cell office:value-type="float" office:value="2360.55412797986" calcext:value-type="float">
            <text:p>2360,5541279799</text:p>
          </table:table-cell>
          <table:table-cell table:formula="of:=IF([.A37]&lt;[.E$1];[.A37]*6.5 - [.E$1]*1.5;[.A37]*5)" office:value-type="float" office:value="11802.7706398993" calcext:value-type="float">
            <text:p>11802,7706398993</text:p>
          </table:table-cell>
          <table:table-cell table:formula="of:=IF([.$A37]&lt;[.F$1];[.$A37]*6.5 - [.F$1]*1.5;[.$A37]*5)" office:value-type="float" office:value="11593.6018318691" calcext:value-type="float">
            <text:p>11593,6018318691</text:p>
          </table:table-cell>
          <table:table-cell table:number-columns-repeated="3"/>
        </table:table-row>
        <table:table-row table:style-name="ro1">
          <table:table-cell office:value-type="float" office:value="2417.33979460178" calcext:value-type="float">
            <text:p>2417,3397946018</text:p>
          </table:table-cell>
          <table:table-cell table:formula="of:=IF([.A38]&lt;[.E$1];[.A38]*6.5 - [.E$1]*1.5;[.A38]*5)" office:value-type="float" office:value="12086.6989730089" calcext:value-type="float">
            <text:p>12086,6989730089</text:p>
          </table:table-cell>
          <table:table-cell table:formula="of:=IF([.$A38]&lt;[.F$1];[.$A38]*6.5 - [.F$1]*1.5;[.$A38]*5)" office:value-type="float" office:value="11962.7086649116" calcext:value-type="float">
            <text:p>11962,7086649116</text:p>
          </table:table-cell>
          <table:table-cell table:number-columns-repeated="3"/>
        </table:table-row>
        <table:table-row table:style-name="ro1">
          <table:table-cell office:value-type="float" office:value="2752.16858043984" calcext:value-type="float">
            <text:p>2752,1685804398</text:p>
          </table:table-cell>
          <table:table-cell table:formula="of:=IF([.A39]&lt;[.E$1];[.A39]*6.5 - [.E$1]*1.5;[.A39]*5)" office:value-type="float" office:value="13760.8429021992" calcext:value-type="float">
            <text:p>13760,8429021992</text:p>
          </table:table-cell>
          <table:table-cell table:formula="of:=IF([.$A39]&lt;[.F$1];[.$A39]*6.5 - [.F$1]*1.5;[.$A39]*5)" office:value-type="float" office:value="13760.8429021992" calcext:value-type="float">
            <text:p>13760,8429021992</text:p>
          </table:table-cell>
          <table:table-cell table:number-columns-repeated="3"/>
        </table:table-row>
        <table:table-row table:style-name="ro1">
          <table:table-cell office:value-type="float" office:value="2819.86070038719" calcext:value-type="float">
            <text:p>2819,8607003872</text:p>
          </table:table-cell>
          <table:table-cell table:formula="of:=IF([.A40]&lt;[.E$1];[.A40]*6.5 - [.E$1]*1.5;[.A40]*5)" office:value-type="float" office:value="14099.303501936" calcext:value-type="float">
            <text:p>14099,303501936</text:p>
          </table:table-cell>
          <table:table-cell table:formula="of:=IF([.$A40]&lt;[.F$1];[.$A40]*6.5 - [.F$1]*1.5;[.$A40]*5)" office:value-type="float" office:value="14099.303501936" calcext:value-type="float">
            <text:p>14099,303501936</text:p>
          </table:table-cell>
          <table:table-cell table:number-columns-repeated="3"/>
        </table:table-row>
        <table:table-row table:style-name="ro1">
          <table:table-cell office:value-type="float" office:value="2570.37872413391" calcext:value-type="float">
            <text:p>2570,3787241339</text:p>
          </table:table-cell>
          <table:table-cell table:formula="of:=IF([.A41]&lt;[.E$1];[.A41]*6.5 - [.E$1]*1.5;[.A41]*5)" office:value-type="float" office:value="12851.8936206696" calcext:value-type="float">
            <text:p>12851,8936206696</text:p>
          </table:table-cell>
          <table:table-cell table:formula="of:=IF([.$A41]&lt;[.F$1];[.$A41]*6.5 - [.F$1]*1.5;[.$A41]*5)" office:value-type="float" office:value="12851.8936206696" calcext:value-type="float">
            <text:p>12851,8936206696</text:p>
          </table:table-cell>
          <table:table-cell table:number-columns-repeated="3"/>
        </table:table-row>
        <table:table-row table:style-name="ro1">
          <table:table-cell office:value-type="float" office:value="2463.82146982699" calcext:value-type="float">
            <text:p>2463,821469827</text:p>
          </table:table-cell>
          <table:table-cell table:formula="of:=IF([.A42]&lt;[.E$1];[.A42]*6.5 - [.E$1]*1.5;[.A42]*5)" office:value-type="float" office:value="12319.1073491349" calcext:value-type="float">
            <text:p>12319,1073491349</text:p>
          </table:table-cell>
          <table:table-cell table:formula="of:=IF([.$A42]&lt;[.F$1];[.$A42]*6.5 - [.F$1]*1.5;[.$A42]*5)" office:value-type="float" office:value="12264.8395538754" calcext:value-type="float">
            <text:p>12264,8395538754</text:p>
          </table:table-cell>
          <table:table-cell table:number-columns-repeated="3"/>
        </table:table-row>
        <table:table-row table:style-name="ro1">
          <table:table-cell office:value-type="float" office:value="2651.97235201462" calcext:value-type="float">
            <text:p>2651,9723520146</text:p>
          </table:table-cell>
          <table:table-cell table:formula="of:=IF([.A43]&lt;[.E$1];[.A43]*6.5 - [.E$1]*1.5;[.A43]*5)" office:value-type="float" office:value="13259.8617600731" calcext:value-type="float">
            <text:p>13259,8617600731</text:p>
          </table:table-cell>
          <table:table-cell table:formula="of:=IF([.$A43]&lt;[.F$1];[.$A43]*6.5 - [.F$1]*1.5;[.$A43]*5)" office:value-type="float" office:value="13259.8617600731" calcext:value-type="float">
            <text:p>13259,8617600731</text:p>
          </table:table-cell>
          <table:table-cell table:number-columns-repeated="3"/>
        </table:table-row>
        <table:table-row table:style-name="ro1">
          <table:table-cell office:value-type="float" office:value="2426.08649986797" calcext:value-type="float">
            <text:p>2426,086499868</text:p>
          </table:table-cell>
          <table:table-cell table:formula="of:=IF([.A44]&lt;[.E$1];[.A44]*6.5 - [.E$1]*1.5;[.A44]*5)" office:value-type="float" office:value="12130.4324993399" calcext:value-type="float">
            <text:p>12130,4324993399</text:p>
          </table:table-cell>
          <table:table-cell table:formula="of:=IF([.$A44]&lt;[.F$1];[.$A44]*6.5 - [.F$1]*1.5;[.$A44]*5)" office:value-type="float" office:value="12019.5622491418" calcext:value-type="float">
            <text:p>12019,5622491418</text:p>
          </table:table-cell>
          <table:table-cell table:number-columns-repeated="3"/>
        </table:table-row>
        <table:table-row table:style-name="ro1">
          <table:table-cell office:value-type="float" office:value="1828.97909878102" calcext:value-type="float">
            <text:p>1828,979098781</text:p>
          </table:table-cell>
          <table:table-cell table:formula="of:=IF([.A45]&lt;[.E$1];[.A45]*6.5 - [.E$1]*1.5;[.A45]*5)" office:value-type="float" office:value="9144.8954939051" calcext:value-type="float">
            <text:p>9144,8954939051</text:p>
          </table:table-cell>
          <table:table-cell table:formula="of:=IF([.$A45]&lt;[.F$1];[.$A45]*6.5 - [.F$1]*1.5;[.$A45]*5)" office:value-type="float" office:value="8138.36414207663" calcext:value-type="float">
            <text:p>8138,3641420766</text:p>
          </table:table-cell>
          <table:table-cell table:number-columns-repeated="3"/>
        </table:table-row>
        <table:table-row table:style-name="ro1">
          <table:table-cell office:value-type="float" office:value="2514.19438156398" calcext:value-type="float">
            <text:p>2514,194381564</text:p>
          </table:table-cell>
          <table:table-cell table:formula="of:=IF([.A46]&lt;[.E$1];[.A46]*6.5 - [.E$1]*1.5;[.A46]*5)" office:value-type="float" office:value="12570.9719078199" calcext:value-type="float">
            <text:p>12570,9719078199</text:p>
          </table:table-cell>
          <table:table-cell table:formula="of:=IF([.$A46]&lt;[.F$1];[.$A46]*6.5 - [.F$1]*1.5;[.$A46]*5)" office:value-type="float" office:value="12570.9719078199" calcext:value-type="float">
            <text:p>12570,9719078199</text:p>
          </table:table-cell>
          <table:table-cell table:number-columns-repeated="3"/>
        </table:table-row>
        <table:table-row table:style-name="ro1">
          <table:table-cell office:value-type="float" office:value="2894.97463537508" calcext:value-type="float">
            <text:p>2894,9746353751</text:p>
          </table:table-cell>
          <table:table-cell table:formula="of:=IF([.A47]&lt;[.E$1];[.A47]*6.5 - [.E$1]*1.5;[.A47]*5)" office:value-type="float" office:value="14474.8731768754" calcext:value-type="float">
            <text:p>14474,8731768754</text:p>
          </table:table-cell>
          <table:table-cell table:formula="of:=IF([.$A47]&lt;[.F$1];[.$A47]*6.5 - [.F$1]*1.5;[.$A47]*5)" office:value-type="float" office:value="14474.8731768754" calcext:value-type="float">
            <text:p>14474,8731768754</text:p>
          </table:table-cell>
          <table:table-cell table:number-columns-repeated="3"/>
        </table:table-row>
        <table:table-row table:style-name="ro1">
          <table:table-cell office:value-type="float" office:value="2096.42083375299" calcext:value-type="float">
            <text:p>2096,420833753</text:p>
          </table:table-cell>
          <table:table-cell table:formula="of:=IF([.A48]&lt;[.E$1];[.A48]*6.5 - [.E$1]*1.5;[.A48]*5)" office:value-type="float" office:value="10482.104168765" calcext:value-type="float">
            <text:p>10482,104168765</text:p>
          </table:table-cell>
          <table:table-cell table:formula="of:=IF([.$A48]&lt;[.F$1];[.$A48]*6.5 - [.F$1]*1.5;[.$A48]*5)" office:value-type="float" office:value="9876.73541939443" calcext:value-type="float">
            <text:p>9876,7354193944</text:p>
          </table:table-cell>
          <table:table-cell table:number-columns-repeated="3"/>
        </table:table-row>
        <table:table-row table:style-name="ro1">
          <table:table-cell office:value-type="float" office:value="2824.60418008531" calcext:value-type="float">
            <text:p>2824,6041800853</text:p>
          </table:table-cell>
          <table:table-cell table:formula="of:=IF([.A49]&lt;[.E$1];[.A49]*6.5 - [.E$1]*1.5;[.A49]*5)" office:value-type="float" office:value="14123.0209004265" calcext:value-type="float">
            <text:p>14123,0209004265</text:p>
          </table:table-cell>
          <table:table-cell table:formula="of:=IF([.$A49]&lt;[.F$1];[.$A49]*6.5 - [.F$1]*1.5;[.$A49]*5)" office:value-type="float" office:value="14123.0209004265" calcext:value-type="float">
            <text:p>14123,0209004265</text:p>
          </table:table-cell>
          <table:table-cell table:number-columns-repeated="3"/>
        </table:table-row>
        <table:table-row table:style-name="ro1">
          <table:table-cell office:value-type="float" office:value="2916.84688039153" calcext:value-type="float">
            <text:p>2916,8468803915</text:p>
          </table:table-cell>
          <table:table-cell table:formula="of:=IF([.A50]&lt;[.E$1];[.A50]*6.5 - [.E$1]*1.5;[.A50]*5)" office:value-type="float" office:value="14584.2344019576" calcext:value-type="float">
            <text:p>14584,2344019576</text:p>
          </table:table-cell>
          <table:table-cell table:formula="of:=IF([.$A50]&lt;[.F$1];[.$A50]*6.5 - [.F$1]*1.5;[.$A50]*5)" office:value-type="float" office:value="14584.2344019576" calcext:value-type="float">
            <text:p>14584,2344019576</text:p>
          </table:table-cell>
          <table:table-cell table:number-columns-repeated="3"/>
        </table:table-row>
        <table:table-row table:style-name="ro1">
          <table:table-cell office:value-type="float" office:value="2728.41722042506" calcext:value-type="float">
            <text:p>2728,4172204251</text:p>
          </table:table-cell>
          <table:table-cell table:formula="of:=IF([.A51]&lt;[.E$1];[.A51]*6.5 - [.E$1]*1.5;[.A51]*5)" office:value-type="float" office:value="13642.0861021253" calcext:value-type="float">
            <text:p>13642,0861021253</text:p>
          </table:table-cell>
          <table:table-cell table:formula="of:=IF([.$A51]&lt;[.F$1];[.$A51]*6.5 - [.F$1]*1.5;[.$A51]*5)" office:value-type="float" office:value="13642.0861021253" calcext:value-type="float">
            <text:p>13642,0861021253</text:p>
          </table:table-cell>
          <table:table-cell table:number-columns-repeated="3"/>
        </table:table-row>
        <table:table-row table:style-name="ro1">
          <table:table-cell office:value-type="float" office:value="2573.23593119497" calcext:value-type="float">
            <text:p>2573,235931195</text:p>
          </table:table-cell>
          <table:table-cell table:formula="of:=IF([.A52]&lt;[.E$1];[.A52]*6.5 - [.E$1]*1.5;[.A52]*5)" office:value-type="float" office:value="12866.1796559749" calcext:value-type="float">
            <text:p>12866,1796559749</text:p>
          </table:table-cell>
          <table:table-cell table:formula="of:=IF([.$A52]&lt;[.F$1];[.$A52]*6.5 - [.F$1]*1.5;[.$A52]*5)" office:value-type="float" office:value="12866.1796559749" calcext:value-type="float">
            <text:p>12866,1796559749</text:p>
          </table:table-cell>
          <table:table-cell table:number-columns-repeated="3"/>
        </table:table-row>
        <table:table-row table:style-name="ro1">
          <table:table-cell office:value-type="float" office:value="2770.39411038797" calcext:value-type="float">
            <text:p>2770,394110388</text:p>
          </table:table-cell>
          <table:table-cell table:formula="of:=IF([.A53]&lt;[.E$1];[.A53]*6.5 - [.E$1]*1.5;[.A53]*5)" office:value-type="float" office:value="13851.9705519399" calcext:value-type="float">
            <text:p>13851,9705519399</text:p>
          </table:table-cell>
          <table:table-cell table:formula="of:=IF([.$A53]&lt;[.F$1];[.$A53]*6.5 - [.F$1]*1.5;[.$A53]*5)" office:value-type="float" office:value="13851.9705519399" calcext:value-type="float">
            <text:p>13851,9705519399</text:p>
          </table:table-cell>
          <table:table-cell table:number-columns-repeated="3"/>
        </table:table-row>
        <table:table-row table:style-name="ro1">
          <table:table-cell office:value-type="float" office:value="2563.74436247934" calcext:value-type="float">
            <text:p>2563,7443624793</text:p>
          </table:table-cell>
          <table:table-cell table:formula="of:=IF([.A54]&lt;[.E$1];[.A54]*6.5 - [.E$1]*1.5;[.A54]*5)" office:value-type="float" office:value="12818.7218123967" calcext:value-type="float">
            <text:p>12818,7218123967</text:p>
          </table:table-cell>
          <table:table-cell table:formula="of:=IF([.$A54]&lt;[.F$1];[.$A54]*6.5 - [.F$1]*1.5;[.$A54]*5)" office:value-type="float" office:value="12818.7218123967" calcext:value-type="float">
            <text:p>12818,7218123967</text:p>
          </table:table-cell>
          <table:table-cell table:number-columns-repeated="3"/>
        </table:table-row>
        <table:table-row table:style-name="ro1">
          <table:table-cell office:value-type="float" office:value="2576.28812003857" calcext:value-type="float">
            <text:p>2576,2881200386</text:p>
          </table:table-cell>
          <table:table-cell table:formula="of:=IF([.A55]&lt;[.E$1];[.A55]*6.5 - [.E$1]*1.5;[.A55]*5)" office:value-type="float" office:value="12881.4406001929" calcext:value-type="float">
            <text:p>12881,4406001929</text:p>
          </table:table-cell>
          <table:table-cell table:formula="of:=IF([.$A55]&lt;[.F$1];[.$A55]*6.5 - [.F$1]*1.5;[.$A55]*5)" office:value-type="float" office:value="12881.4406001929" calcext:value-type="float">
            <text:p>12881,4406001929</text:p>
          </table:table-cell>
          <table:table-cell table:number-columns-repeated="3"/>
        </table:table-row>
        <table:table-row table:style-name="ro1">
          <table:table-cell office:value-type="float" office:value="2728.11627838646" calcext:value-type="float">
            <text:p>2728,1162783865</text:p>
          </table:table-cell>
          <table:table-cell table:formula="of:=IF([.A56]&lt;[.E$1];[.A56]*6.5 - [.E$1]*1.5;[.A56]*5)" office:value-type="float" office:value="13640.5813919323" calcext:value-type="float">
            <text:p>13640,5813919323</text:p>
          </table:table-cell>
          <table:table-cell table:formula="of:=IF([.$A56]&lt;[.F$1];[.$A56]*6.5 - [.F$1]*1.5;[.$A56]*5)" office:value-type="float" office:value="13640.5813919323" calcext:value-type="float">
            <text:p>13640,5813919323</text:p>
          </table:table-cell>
          <table:table-cell table:number-columns-repeated="3"/>
        </table:table-row>
        <table:table-row table:style-name="ro1">
          <table:table-cell office:value-type="float" office:value="3009.72318042174" calcext:value-type="float">
            <text:p>3009,7231804217</text:p>
          </table:table-cell>
          <table:table-cell table:formula="of:=IF([.A57]&lt;[.E$1];[.A57]*6.5 - [.E$1]*1.5;[.A57]*5)" office:value-type="float" office:value="15048.6159021087" calcext:value-type="float">
            <text:p>15048,6159021087</text:p>
          </table:table-cell>
          <table:table-cell table:formula="of:=IF([.$A57]&lt;[.F$1];[.$A57]*6.5 - [.F$1]*1.5;[.$A57]*5)" office:value-type="float" office:value="15048.6159021087" calcext:value-type="float">
            <text:p>15048,6159021087</text:p>
          </table:table-cell>
          <table:table-cell table:number-columns-repeated="3"/>
        </table:table-row>
        <table:table-row table:style-name="ro1">
          <table:table-cell office:value-type="float" office:value="2402.16381222548" calcext:value-type="float">
            <text:p>2402,1638122255</text:p>
          </table:table-cell>
          <table:table-cell table:formula="of:=IF([.A58]&lt;[.E$1];[.A58]*6.5 - [.E$1]*1.5;[.A58]*5)" office:value-type="float" office:value="12010.8190611274" calcext:value-type="float">
            <text:p>12010,8190611274</text:p>
          </table:table-cell>
          <table:table-cell table:formula="of:=IF([.$A58]&lt;[.F$1];[.$A58]*6.5 - [.F$1]*1.5;[.$A58]*5)" office:value-type="float" office:value="11864.0647794656" calcext:value-type="float">
            <text:p>11864,0647794656</text:p>
          </table:table-cell>
          <table:table-cell table:number-columns-repeated="3"/>
        </table:table-row>
        <table:table-row table:style-name="ro1">
          <table:table-cell office:value-type="float" office:value="2455.81331464717" calcext:value-type="float">
            <text:p>2455,8133146472</text:p>
          </table:table-cell>
          <table:table-cell table:formula="of:=IF([.A59]&lt;[.E$1];[.A59]*6.5 - [.E$1]*1.5;[.A59]*5)" office:value-type="float" office:value="12279.0665732359" calcext:value-type="float">
            <text:p>12279,0665732359</text:p>
          </table:table-cell>
          <table:table-cell table:formula="of:=IF([.$A59]&lt;[.F$1];[.$A59]*6.5 - [.F$1]*1.5;[.$A59]*5)" office:value-type="float" office:value="12212.7865452066" calcext:value-type="float">
            <text:p>12212,7865452066</text:p>
          </table:table-cell>
          <table:table-cell table:number-columns-repeated="3"/>
        </table:table-row>
        <table:table-row table:style-name="ro1">
          <table:table-cell office:value-type="float" office:value="2569.49540200525" calcext:value-type="float">
            <text:p>2569,4954020053</text:p>
          </table:table-cell>
          <table:table-cell table:formula="of:=IF([.A60]&lt;[.E$1];[.A60]*6.5 - [.E$1]*1.5;[.A60]*5)" office:value-type="float" office:value="12847.4770100263" calcext:value-type="float">
            <text:p>12847,4770100263</text:p>
          </table:table-cell>
          <table:table-cell table:formula="of:=IF([.$A60]&lt;[.F$1];[.$A60]*6.5 - [.F$1]*1.5;[.$A60]*5)" office:value-type="float" office:value="12847.4770100263" calcext:value-type="float">
            <text:p>12847,4770100263</text:p>
          </table:table-cell>
          <table:table-cell table:number-columns-repeated="3"/>
        </table:table-row>
        <table:table-row table:style-name="ro1">
          <table:table-cell office:value-type="float" office:value="2166.57662447038" calcext:value-type="float">
            <text:p>2166,5766244704</text:p>
          </table:table-cell>
          <table:table-cell table:formula="of:=IF([.A61]&lt;[.E$1];[.A61]*6.5 - [.E$1]*1.5;[.A61]*5)" office:value-type="float" office:value="10832.8831223519" calcext:value-type="float">
            <text:p>10832,8831223519</text:p>
          </table:table-cell>
          <table:table-cell table:formula="of:=IF([.$A61]&lt;[.F$1];[.$A61]*6.5 - [.F$1]*1.5;[.$A61]*5)" office:value-type="float" office:value="10332.7480590575" calcext:value-type="float">
            <text:p>10332,7480590575</text:p>
          </table:table-cell>
          <table:table-cell table:number-columns-repeated="3"/>
        </table:table-row>
        <table:table-row table:style-name="ro1">
          <table:table-cell office:value-type="float" office:value="2374.52569145255" calcext:value-type="float">
            <text:p>2374,5256914526</text:p>
          </table:table-cell>
          <table:table-cell table:formula="of:=IF([.A62]&lt;[.E$1];[.A62]*6.5 - [.E$1]*1.5;[.A62]*5)" office:value-type="float" office:value="11872.6284572627" calcext:value-type="float">
            <text:p>11872,6284572627</text:p>
          </table:table-cell>
          <table:table-cell table:formula="of:=IF([.$A62]&lt;[.F$1];[.$A62]*6.5 - [.F$1]*1.5;[.$A62]*5)" office:value-type="float" office:value="11684.4169944416" calcext:value-type="float">
            <text:p>11684,4169944416</text:p>
          </table:table-cell>
          <table:table-cell table:number-columns-repeated="3"/>
        </table:table-row>
        <table:table-row table:style-name="ro1">
          <table:table-cell office:value-type="float" office:value="2632.1799055421" calcext:value-type="float">
            <text:p>2632,1799055421</text:p>
          </table:table-cell>
          <table:table-cell table:formula="of:=IF([.A63]&lt;[.E$1];[.A63]*6.5 - [.E$1]*1.5;[.A63]*5)" office:value-type="float" office:value="13160.8995277105" calcext:value-type="float">
            <text:p>13160,8995277105</text:p>
          </table:table-cell>
          <table:table-cell table:formula="of:=IF([.$A63]&lt;[.F$1];[.$A63]*6.5 - [.F$1]*1.5;[.$A63]*5)" office:value-type="float" office:value="13160.8995277105" calcext:value-type="float">
            <text:p>13160,8995277105</text:p>
          </table:table-cell>
          <table:table-cell table:number-columns-repeated="3"/>
        </table:table-row>
        <table:table-row table:style-name="ro1">
          <table:table-cell office:value-type="float" office:value="2315.7348061942" calcext:value-type="float">
            <text:p>2315,7348061942</text:p>
          </table:table-cell>
          <table:table-cell table:formula="of:=IF([.A64]&lt;[.E$1];[.A64]*6.5 - [.E$1]*1.5;[.A64]*5)" office:value-type="float" office:value="11578.674030971" calcext:value-type="float">
            <text:p>11578,674030971</text:p>
          </table:table-cell>
          <table:table-cell table:formula="of:=IF([.$A64]&lt;[.F$1];[.$A64]*6.5 - [.F$1]*1.5;[.$A64]*5)" office:value-type="float" office:value="11302.2762402623" calcext:value-type="float">
            <text:p>11302,2762402623</text:p>
          </table:table-cell>
          <table:table-cell table:number-columns-repeated="3"/>
        </table:table-row>
        <table:table-row table:style-name="ro1">
          <table:table-cell office:value-type="float" office:value="2857.87221613938" calcext:value-type="float">
            <text:p>2857,8722161394</text:p>
          </table:table-cell>
          <table:table-cell table:formula="of:=IF([.A65]&lt;[.E$1];[.A65]*6.5 - [.E$1]*1.5;[.A65]*5)" office:value-type="float" office:value="14289.3610806969" calcext:value-type="float">
            <text:p>14289,3610806969</text:p>
          </table:table-cell>
          <table:table-cell table:formula="of:=IF([.$A65]&lt;[.F$1];[.$A65]*6.5 - [.F$1]*1.5;[.$A65]*5)" office:value-type="float" office:value="14289.3610806969" calcext:value-type="float">
            <text:p>14289,3610806969</text:p>
          </table:table-cell>
          <table:table-cell table:number-columns-repeated="3"/>
        </table:table-row>
        <table:table-row table:style-name="ro1">
          <table:table-cell office:value-type="float" office:value="2166.28893694108" calcext:value-type="float">
            <text:p>2166,2889369411</text:p>
          </table:table-cell>
          <table:table-cell table:formula="of:=IF([.A66]&lt;[.E$1];[.A66]*6.5 - [.E$1]*1.5;[.A66]*5)" office:value-type="float" office:value="10831.4446847054" calcext:value-type="float">
            <text:p>10831,4446847054</text:p>
          </table:table-cell>
          <table:table-cell table:formula="of:=IF([.$A66]&lt;[.F$1];[.$A66]*6.5 - [.F$1]*1.5;[.$A66]*5)" office:value-type="float" office:value="10330.878090117" calcext:value-type="float">
            <text:p>10330,878090117</text:p>
          </table:table-cell>
          <table:table-cell table:number-columns-repeated="3"/>
        </table:table-row>
        <table:table-row table:style-name="ro1">
          <table:table-cell office:value-type="float" office:value="2519.43405364674" calcext:value-type="float">
            <text:p>2519,4340536467</text:p>
          </table:table-cell>
          <table:table-cell table:formula="of:=IF([.A67]&lt;[.E$1];[.A67]*6.5 - [.E$1]*1.5;[.A67]*5)" office:value-type="float" office:value="12597.1702682337" calcext:value-type="float">
            <text:p>12597,1702682337</text:p>
          </table:table-cell>
          <table:table-cell table:formula="of:=IF([.$A67]&lt;[.F$1];[.$A67]*6.5 - [.F$1]*1.5;[.$A67]*5)" office:value-type="float" office:value="12597.1702682337" calcext:value-type="float">
            <text:p>12597,1702682337</text:p>
          </table:table-cell>
          <table:table-cell table:number-columns-repeated="3"/>
        </table:table-row>
        <table:table-row table:style-name="ro1">
          <table:table-cell office:value-type="float" office:value="2578.82411719634" calcext:value-type="float">
            <text:p>2578,8241171963</text:p>
          </table:table-cell>
          <table:table-cell table:formula="of:=IF([.A68]&lt;[.E$1];[.A68]*6.5 - [.E$1]*1.5;[.A68]*5)" office:value-type="float" office:value="12894.1205859817" calcext:value-type="float">
            <text:p>12894,1205859817</text:p>
          </table:table-cell>
          <table:table-cell table:formula="of:=IF([.$A68]&lt;[.F$1];[.$A68]*6.5 - [.F$1]*1.5;[.$A68]*5)" office:value-type="float" office:value="12894.1205859817" calcext:value-type="float">
            <text:p>12894,1205859817</text:p>
          </table:table-cell>
          <table:table-cell table:number-columns-repeated="3"/>
        </table:table-row>
        <table:table-row table:style-name="ro1">
          <table:table-cell office:value-type="float" office:value="2389.48447031194" calcext:value-type="float">
            <text:p>2389,4844703119</text:p>
          </table:table-cell>
          <table:table-cell table:formula="of:=IF([.A69]&lt;[.E$1];[.A69]*6.5 - [.E$1]*1.5;[.A69]*5)" office:value-type="float" office:value="11947.4223515597" calcext:value-type="float">
            <text:p>11947,4223515597</text:p>
          </table:table-cell>
          <table:table-cell table:formula="of:=IF([.$A69]&lt;[.F$1];[.$A69]*6.5 - [.F$1]*1.5;[.$A69]*5)" office:value-type="float" office:value="11781.6490570276" calcext:value-type="float">
            <text:p>11781,6490570276</text:p>
          </table:table-cell>
          <table:table-cell table:number-columns-repeated="3"/>
        </table:table-row>
        <table:table-row table:style-name="ro1">
          <table:table-cell office:value-type="float" office:value="2274.89748188184" calcext:value-type="float">
            <text:p>2274,8974818818</text:p>
          </table:table-cell>
          <table:table-cell table:formula="of:=IF([.A70]&lt;[.E$1];[.A70]*6.5 - [.E$1]*1.5;[.A70]*5)" office:value-type="float" office:value="11374.4874094092" calcext:value-type="float">
            <text:p>11374,4874094092</text:p>
          </table:table-cell>
          <table:table-cell table:formula="of:=IF([.$A70]&lt;[.F$1];[.$A70]*6.5 - [.F$1]*1.5;[.$A70]*5)" office:value-type="float" office:value="11036.833632232" calcext:value-type="float">
            <text:p>11036,833632232</text:p>
          </table:table-cell>
          <table:table-cell table:number-columns-repeated="3"/>
        </table:table-row>
        <table:table-row table:style-name="ro1">
          <table:table-cell office:value-type="float" office:value="2100.1914091046" calcext:value-type="float">
            <text:p>2100,1914091046</text:p>
          </table:table-cell>
          <table:table-cell table:formula="of:=IF([.A71]&lt;[.E$1];[.A71]*6.5 - [.E$1]*1.5;[.A71]*5)" office:value-type="float" office:value="10500.957045523" calcext:value-type="float">
            <text:p>10500,957045523</text:p>
          </table:table-cell>
          <table:table-cell table:formula="of:=IF([.$A71]&lt;[.F$1];[.$A71]*6.5 - [.F$1]*1.5;[.$A71]*5)" office:value-type="float" office:value="9901.2441591799" calcext:value-type="float">
            <text:p>9901,2441591799</text:p>
          </table:table-cell>
          <table:table-cell table:number-columns-repeated="3"/>
        </table:table-row>
        <table:table-row table:style-name="ro1">
          <table:table-cell office:value-type="float" office:value="2604.24726751225" calcext:value-type="float">
            <text:p>2604,2472675123</text:p>
          </table:table-cell>
          <table:table-cell table:formula="of:=IF([.A72]&lt;[.E$1];[.A72]*6.5 - [.E$1]*1.5;[.A72]*5)" office:value-type="float" office:value="13021.2363375613" calcext:value-type="float">
            <text:p>13021,2363375613</text:p>
          </table:table-cell>
          <table:table-cell table:formula="of:=IF([.$A72]&lt;[.F$1];[.$A72]*6.5 - [.F$1]*1.5;[.$A72]*5)" office:value-type="float" office:value="13021.2363375613" calcext:value-type="float">
            <text:p>13021,2363375613</text:p>
          </table:table-cell>
          <table:table-cell table:number-columns-repeated="3"/>
        </table:table-row>
        <table:table-row table:style-name="ro1">
          <table:table-cell office:value-type="float" office:value="2351.62643731411" calcext:value-type="float">
            <text:p>2351,6264373141</text:p>
          </table:table-cell>
          <table:table-cell table:formula="of:=IF([.A73]&lt;[.E$1];[.A73]*6.5 - [.E$1]*1.5;[.A73]*5)" office:value-type="float" office:value="11758.1321865706" calcext:value-type="float">
            <text:p>11758,1321865706</text:p>
          </table:table-cell>
          <table:table-cell table:formula="of:=IF([.$A73]&lt;[.F$1];[.$A73]*6.5 - [.F$1]*1.5;[.$A73]*5)" office:value-type="float" office:value="11535.5718425417" calcext:value-type="float">
            <text:p>11535,5718425417</text:p>
          </table:table-cell>
          <table:table-cell table:number-columns-repeated="3"/>
        </table:table-row>
        <table:table-row table:style-name="ro1">
          <table:table-cell office:value-type="float" office:value="1817.9929165291" calcext:value-type="float">
            <text:p>1817,9929165291</text:p>
          </table:table-cell>
          <table:table-cell table:formula="of:=IF([.A74]&lt;[.E$1];[.A74]*6.5 - [.E$1]*1.5;[.A74]*5)" office:value-type="float" office:value="9089.9645826455" calcext:value-type="float">
            <text:p>9089,9645826455</text:p>
          </table:table-cell>
          <table:table-cell table:formula="of:=IF([.$A74]&lt;[.F$1];[.$A74]*6.5 - [.F$1]*1.5;[.$A74]*5)" office:value-type="float" office:value="8066.95395743915" calcext:value-type="float">
            <text:p>8066,9539574392</text:p>
          </table:table-cell>
          <table:table-cell table:number-columns-repeated="3"/>
        </table:table-row>
        <table:table-row table:style-name="ro1">
          <table:table-cell office:value-type="float" office:value="2280.1664730387" calcext:value-type="float">
            <text:p>2280,1664730387</text:p>
          </table:table-cell>
          <table:table-cell table:formula="of:=IF([.A75]&lt;[.E$1];[.A75]*6.5 - [.E$1]*1.5;[.A75]*5)" office:value-type="float" office:value="11400.8323651935" calcext:value-type="float">
            <text:p>11400,8323651935</text:p>
          </table:table-cell>
          <table:table-cell table:formula="of:=IF([.$A75]&lt;[.F$1];[.$A75]*6.5 - [.F$1]*1.5;[.$A75]*5)" office:value-type="float" office:value="11071.0820747516" calcext:value-type="float">
            <text:p>11071,0820747516</text:p>
          </table:table-cell>
          <table:table-cell table:number-columns-repeated="3"/>
        </table:table-row>
        <table:table-row table:style-name="ro1">
          <table:table-cell office:value-type="float" office:value="2630.98002727793" calcext:value-type="float">
            <text:p>2630,9800272779</text:p>
          </table:table-cell>
          <table:table-cell table:formula="of:=IF([.A76]&lt;[.E$1];[.A76]*6.5 - [.E$1]*1.5;[.A76]*5)" office:value-type="float" office:value="13154.9001363897" calcext:value-type="float">
            <text:p>13154,9001363897</text:p>
          </table:table-cell>
          <table:table-cell table:formula="of:=IF([.$A76]&lt;[.F$1];[.$A76]*6.5 - [.F$1]*1.5;[.$A76]*5)" office:value-type="float" office:value="13154.9001363897" calcext:value-type="float">
            <text:p>13154,9001363897</text:p>
          </table:table-cell>
          <table:table-cell table:number-columns-repeated="3"/>
        </table:table-row>
        <table:table-row table:style-name="ro1">
          <table:table-cell office:value-type="float" office:value="2587.15669536043" calcext:value-type="float">
            <text:p>2587,1566953604</text:p>
          </table:table-cell>
          <table:table-cell table:formula="of:=IF([.A77]&lt;[.E$1];[.A77]*6.5 - [.E$1]*1.5;[.A77]*5)" office:value-type="float" office:value="12935.7834768022" calcext:value-type="float">
            <text:p>12935,7834768022</text:p>
          </table:table-cell>
          <table:table-cell table:formula="of:=IF([.$A77]&lt;[.F$1];[.$A77]*6.5 - [.F$1]*1.5;[.$A77]*5)" office:value-type="float" office:value="12935.7834768022" calcext:value-type="float">
            <text:p>12935,7834768022</text:p>
          </table:table-cell>
          <table:table-cell table:number-columns-repeated="3"/>
        </table:table-row>
        <table:table-row table:style-name="ro1">
          <table:table-cell office:value-type="float" office:value="2914.45384373459" calcext:value-type="float">
            <text:p>2914,4538437346</text:p>
          </table:table-cell>
          <table:table-cell table:formula="of:=IF([.A78]&lt;[.E$1];[.A78]*6.5 - [.E$1]*1.5;[.A78]*5)" office:value-type="float" office:value="14572.269218673" calcext:value-type="float">
            <text:p>14572,269218673</text:p>
          </table:table-cell>
          <table:table-cell table:formula="of:=IF([.$A78]&lt;[.F$1];[.$A78]*6.5 - [.F$1]*1.5;[.$A78]*5)" office:value-type="float" office:value="14572.269218673" calcext:value-type="float">
            <text:p>14572,269218673</text:p>
          </table:table-cell>
          <table:table-cell table:number-columns-repeated="3"/>
        </table:table-row>
        <table:table-row table:style-name="ro1">
          <table:table-cell office:value-type="float" office:value="2979.64390648924" calcext:value-type="float">
            <text:p>2979,6439064892</text:p>
          </table:table-cell>
          <table:table-cell table:formula="of:=IF([.A79]&lt;[.E$1];[.A79]*6.5 - [.E$1]*1.5;[.A79]*5)" office:value-type="float" office:value="14898.2195324462" calcext:value-type="float">
            <text:p>14898,2195324462</text:p>
          </table:table-cell>
          <table:table-cell table:formula="of:=IF([.$A79]&lt;[.F$1];[.$A79]*6.5 - [.F$1]*1.5;[.$A79]*5)" office:value-type="float" office:value="14898.2195324462" calcext:value-type="float">
            <text:p>14898,2195324462</text:p>
          </table:table-cell>
          <table:table-cell table:number-columns-repeated="3"/>
        </table:table-row>
        <table:table-row table:style-name="ro1">
          <table:table-cell office:value-type="float" office:value="2179.87296220512" calcext:value-type="float">
            <text:p>2179,8729622051</text:p>
          </table:table-cell>
          <table:table-cell table:formula="of:=IF([.A80]&lt;[.E$1];[.A80]*6.5 - [.E$1]*1.5;[.A80]*5)" office:value-type="float" office:value="10899.3648110256" calcext:value-type="float">
            <text:p>10899,3648110256</text:p>
          </table:table-cell>
          <table:table-cell table:formula="of:=IF([.$A80]&lt;[.F$1];[.$A80]*6.5 - [.F$1]*1.5;[.$A80]*5)" office:value-type="float" office:value="10419.1742543333" calcext:value-type="float">
            <text:p>10419,1742543333</text:p>
          </table:table-cell>
          <table:table-cell table:number-columns-repeated="3"/>
        </table:table-row>
        <table:table-row table:style-name="ro1">
          <table:table-cell office:value-type="float" office:value="2775.43253132841" calcext:value-type="float">
            <text:p>2775,4325313284</text:p>
          </table:table-cell>
          <table:table-cell table:formula="of:=IF([.A81]&lt;[.E$1];[.A81]*6.5 - [.E$1]*1.5;[.A81]*5)" office:value-type="float" office:value="13877.162656642" calcext:value-type="float">
            <text:p>13877,162656642</text:p>
          </table:table-cell>
          <table:table-cell table:formula="of:=IF([.$A81]&lt;[.F$1];[.$A81]*6.5 - [.F$1]*1.5;[.$A81]*5)" office:value-type="float" office:value="13877.162656642" calcext:value-type="float">
            <text:p>13877,162656642</text:p>
          </table:table-cell>
          <table:table-cell table:number-columns-repeated="3"/>
        </table:table-row>
        <table:table-row table:style-name="ro1">
          <table:table-cell office:value-type="float" office:value="2568.76969400232" calcext:value-type="float">
            <text:p>2568,7696940023</text:p>
          </table:table-cell>
          <table:table-cell table:formula="of:=IF([.A82]&lt;[.E$1];[.A82]*6.5 - [.E$1]*1.5;[.A82]*5)" office:value-type="float" office:value="12843.8484700116" calcext:value-type="float">
            <text:p>12843,8484700116</text:p>
          </table:table-cell>
          <table:table-cell table:formula="of:=IF([.$A82]&lt;[.F$1];[.$A82]*6.5 - [.F$1]*1.5;[.$A82]*5)" office:value-type="float" office:value="12843.8484700116" calcext:value-type="float">
            <text:p>12843,8484700116</text:p>
          </table:table-cell>
          <table:table-cell table:number-columns-repeated="3"/>
        </table:table-row>
        <table:table-row table:style-name="ro1">
          <table:table-cell office:value-type="float" office:value="2679.7468356588" calcext:value-type="float">
            <text:p>2679,7468356588</text:p>
          </table:table-cell>
          <table:table-cell table:formula="of:=IF([.A83]&lt;[.E$1];[.A83]*6.5 - [.E$1]*1.5;[.A83]*5)" office:value-type="float" office:value="13398.734178294" calcext:value-type="float">
            <text:p>13398,734178294</text:p>
          </table:table-cell>
          <table:table-cell table:formula="of:=IF([.$A83]&lt;[.F$1];[.$A83]*6.5 - [.F$1]*1.5;[.$A83]*5)" office:value-type="float" office:value="13398.734178294" calcext:value-type="float">
            <text:p>13398,734178294</text:p>
          </table:table-cell>
          <table:table-cell table:number-columns-repeated="3"/>
        </table:table-row>
        <table:table-row table:style-name="ro1">
          <table:table-cell office:value-type="float" office:value="2371.29298344229" calcext:value-type="float">
            <text:p>2371,2929834423</text:p>
          </table:table-cell>
          <table:table-cell table:formula="of:=IF([.A84]&lt;[.E$1];[.A84]*6.5 - [.E$1]*1.5;[.A84]*5)" office:value-type="float" office:value="11856.4649172115" calcext:value-type="float">
            <text:p>11856,4649172115</text:p>
          </table:table-cell>
          <table:table-cell table:formula="of:=IF([.$A84]&lt;[.F$1];[.$A84]*6.5 - [.F$1]*1.5;[.$A84]*5)" office:value-type="float" office:value="11663.4043923749" calcext:value-type="float">
            <text:p>11663,4043923749</text:p>
          </table:table-cell>
          <table:table-cell table:number-columns-repeated="3"/>
        </table:table-row>
        <table:table-row table:style-name="ro1">
          <table:table-cell office:value-type="float" office:value="2170.99891660977" calcext:value-type="float">
            <text:p>2170,9989166098</text:p>
          </table:table-cell>
          <table:table-cell table:formula="of:=IF([.A85]&lt;[.E$1];[.A85]*6.5 - [.E$1]*1.5;[.A85]*5)" office:value-type="float" office:value="10854.9945830489" calcext:value-type="float">
            <text:p>10854,9945830489</text:p>
          </table:table-cell>
          <table:table-cell table:formula="of:=IF([.$A85]&lt;[.F$1];[.$A85]*6.5 - [.F$1]*1.5;[.$A85]*5)" office:value-type="float" office:value="10361.4929579635" calcext:value-type="float">
            <text:p>10361,4929579635</text:p>
          </table:table-cell>
          <table:table-cell table:number-columns-repeated="3"/>
        </table:table-row>
        <table:table-row table:style-name="ro1">
          <table:table-cell office:value-type="float" office:value="2162.5322205122" calcext:value-type="float">
            <text:p>2162,5322205122</text:p>
          </table:table-cell>
          <table:table-cell table:formula="of:=IF([.A86]&lt;[.E$1];[.A86]*6.5 - [.E$1]*1.5;[.A86]*5)" office:value-type="float" office:value="10812.661102561" calcext:value-type="float">
            <text:p>10812,661102561</text:p>
          </table:table-cell>
          <table:table-cell table:formula="of:=IF([.$A86]&lt;[.F$1];[.$A86]*6.5 - [.F$1]*1.5;[.$A86]*5)" office:value-type="float" office:value="10306.4594333293" calcext:value-type="float">
            <text:p>10306,4594333293</text:p>
          </table:table-cell>
          <table:table-cell table:number-columns-repeated="3"/>
        </table:table-row>
        <table:table-row table:style-name="ro1">
          <table:table-cell office:value-type="float" office:value="3005.85747417357" calcext:value-type="float">
            <text:p>3005,8574741736</text:p>
          </table:table-cell>
          <table:table-cell table:formula="of:=IF([.A87]&lt;[.E$1];[.A87]*6.5 - [.E$1]*1.5;[.A87]*5)" office:value-type="float" office:value="15029.2873708679" calcext:value-type="float">
            <text:p>15029,2873708679</text:p>
          </table:table-cell>
          <table:table-cell table:formula="of:=IF([.$A87]&lt;[.F$1];[.$A87]*6.5 - [.F$1]*1.5;[.$A87]*5)" office:value-type="float" office:value="15029.2873708679" calcext:value-type="float">
            <text:p>15029,2873708679</text:p>
          </table:table-cell>
          <table:table-cell table:number-columns-repeated="3"/>
        </table:table-row>
        <table:table-row table:style-name="ro1">
          <table:table-cell office:value-type="float" office:value="1845.13303696598" calcext:value-type="float">
            <text:p>1845,133036966</text:p>
          </table:table-cell>
          <table:table-cell table:formula="of:=IF([.A88]&lt;[.E$1];[.A88]*6.5 - [.E$1]*1.5;[.A88]*5)" office:value-type="float" office:value="9225.6651848299" calcext:value-type="float">
            <text:p>9225,6651848299</text:p>
          </table:table-cell>
          <table:table-cell table:formula="of:=IF([.$A88]&lt;[.F$1];[.$A88]*6.5 - [.F$1]*1.5;[.$A88]*5)" office:value-type="float" office:value="8243.36474027887" calcext:value-type="float">
            <text:p>8243,3647402789</text:p>
          </table:table-cell>
          <table:table-cell table:number-columns-repeated="3"/>
        </table:table-row>
        <table:table-row table:style-name="ro1">
          <table:table-cell office:value-type="float" office:value="2333.66462212407" calcext:value-type="float">
            <text:p>2333,6646221241</text:p>
          </table:table-cell>
          <table:table-cell table:formula="of:=IF([.A89]&lt;[.E$1];[.A89]*6.5 - [.E$1]*1.5;[.A89]*5)" office:value-type="float" office:value="11668.3231106203" calcext:value-type="float">
            <text:p>11668,3231106203</text:p>
          </table:table-cell>
          <table:table-cell table:formula="of:=IF([.$A89]&lt;[.F$1];[.$A89]*6.5 - [.F$1]*1.5;[.$A89]*5)" office:value-type="float" office:value="11418.8200438065" calcext:value-type="float">
            <text:p>11418,8200438065</text:p>
          </table:table-cell>
          <table:table-cell table:number-columns-repeated="3"/>
        </table:table-row>
        <table:table-row table:style-name="ro1">
          <table:table-cell office:value-type="float" office:value="2826.86574962883" calcext:value-type="float">
            <text:p>2826,8657496288</text:p>
          </table:table-cell>
          <table:table-cell table:formula="of:=IF([.A90]&lt;[.E$1];[.A90]*6.5 - [.E$1]*1.5;[.A90]*5)" office:value-type="float" office:value="14134.3287481442" calcext:value-type="float">
            <text:p>14134,3287481442</text:p>
          </table:table-cell>
          <table:table-cell table:formula="of:=IF([.$A90]&lt;[.F$1];[.$A90]*6.5 - [.F$1]*1.5;[.$A90]*5)" office:value-type="float" office:value="14134.3287481442" calcext:value-type="float">
            <text:p>14134,3287481442</text:p>
          </table:table-cell>
          <table:table-cell table:number-columns-repeated="3"/>
        </table:table-row>
        <table:table-row table:style-name="ro1">
          <table:table-cell office:value-type="float" office:value="2734.76615910967" calcext:value-type="float">
            <text:p>2734,7661591097</text:p>
          </table:table-cell>
          <table:table-cell table:formula="of:=IF([.A91]&lt;[.E$1];[.A91]*6.5 - [.E$1]*1.5;[.A91]*5)" office:value-type="float" office:value="13673.8307955484" calcext:value-type="float">
            <text:p>13673,8307955484</text:p>
          </table:table-cell>
          <table:table-cell table:formula="of:=IF([.$A91]&lt;[.F$1];[.$A91]*6.5 - [.F$1]*1.5;[.$A91]*5)" office:value-type="float" office:value="13673.8307955484" calcext:value-type="float">
            <text:p>13673,8307955484</text:p>
          </table:table-cell>
          <table:table-cell table:number-columns-repeated="3"/>
        </table:table-row>
        <table:table-row table:style-name="ro1">
          <table:table-cell office:value-type="float" office:value="2328.85827586014" calcext:value-type="float">
            <text:p>2328,8582758601</text:p>
          </table:table-cell>
          <table:table-cell table:formula="of:=IF([.A92]&lt;[.E$1];[.A92]*6.5 - [.E$1]*1.5;[.A92]*5)" office:value-type="float" office:value="11644.2913793007" calcext:value-type="float">
            <text:p>11644,2913793007</text:p>
          </table:table-cell>
          <table:table-cell table:formula="of:=IF([.$A92]&lt;[.F$1];[.$A92]*6.5 - [.F$1]*1.5;[.$A92]*5)" office:value-type="float" office:value="11387.5787930909" calcext:value-type="float">
            <text:p>11387,5787930909</text:p>
          </table:table-cell>
          <table:table-cell table:number-columns-repeated="3"/>
        </table:table-row>
        <table:table-row table:style-name="ro1">
          <table:table-cell office:value-type="float" office:value="2793.21462673846" calcext:value-type="float">
            <text:p>2793,2146267385</text:p>
          </table:table-cell>
          <table:table-cell table:formula="of:=IF([.A93]&lt;[.E$1];[.A93]*6.5 - [.E$1]*1.5;[.A93]*5)" office:value-type="float" office:value="13966.0731336923" calcext:value-type="float">
            <text:p>13966,0731336923</text:p>
          </table:table-cell>
          <table:table-cell table:formula="of:=IF([.$A93]&lt;[.F$1];[.$A93]*6.5 - [.F$1]*1.5;[.$A93]*5)" office:value-type="float" office:value="13966.0731336923" calcext:value-type="float">
            <text:p>13966,0731336923</text:p>
          </table:table-cell>
          <table:table-cell table:number-columns-repeated="3"/>
        </table:table-row>
        <table:table-row table:style-name="ro1">
          <table:table-cell office:value-type="float" office:value="3156.69729817748" calcext:value-type="float">
            <text:p>3156,6972981775</text:p>
          </table:table-cell>
          <table:table-cell table:formula="of:=IF([.A94]&lt;[.E$1];[.A94]*6.5 - [.E$1]*1.5;[.A94]*5)" office:value-type="float" office:value="15783.4864908874" calcext:value-type="float">
            <text:p>15783,4864908874</text:p>
          </table:table-cell>
          <table:table-cell table:formula="of:=IF([.$A94]&lt;[.F$1];[.$A94]*6.5 - [.F$1]*1.5;[.$A94]*5)" office:value-type="float" office:value="15783.4864908874" calcext:value-type="float">
            <text:p>15783,4864908874</text:p>
          </table:table-cell>
          <table:table-cell table:number-columns-repeated="3"/>
        </table:table-row>
        <table:table-row table:style-name="ro1">
          <table:table-cell office:value-type="float" office:value="2427.50134891873" calcext:value-type="float">
            <text:p>2427,5013489187</text:p>
          </table:table-cell>
          <table:table-cell table:formula="of:=IF([.A95]&lt;[.E$1];[.A95]*6.5 - [.E$1]*1.5;[.A95]*5)" office:value-type="float" office:value="12137.5067445937" calcext:value-type="float">
            <text:p>12137,5067445937</text:p>
          </table:table-cell>
          <table:table-cell table:formula="of:=IF([.$A95]&lt;[.F$1];[.$A95]*6.5 - [.F$1]*1.5;[.$A95]*5)" office:value-type="float" office:value="12028.7587679717" calcext:value-type="float">
            <text:p>12028,7587679717</text:p>
          </table:table-cell>
          <table:table-cell table:number-columns-repeated="3"/>
        </table:table-row>
        <table:table-row table:style-name="ro1">
          <table:table-cell office:value-type="float" office:value="2279.09479814532" calcext:value-type="float">
            <text:p>2279,0947981453</text:p>
          </table:table-cell>
          <table:table-cell table:formula="of:=IF([.A96]&lt;[.E$1];[.A96]*6.5 - [.E$1]*1.5;[.A96]*5)" office:value-type="float" office:value="11395.4739907266" calcext:value-type="float">
            <text:p>11395,4739907266</text:p>
          </table:table-cell>
          <table:table-cell table:formula="of:=IF([.$A96]&lt;[.F$1];[.$A96]*6.5 - [.F$1]*1.5;[.$A96]*5)" office:value-type="float" office:value="11064.1161879446" calcext:value-type="float">
            <text:p>11064,1161879446</text:p>
          </table:table-cell>
          <table:table-cell table:number-columns-repeated="3"/>
        </table:table-row>
        <table:table-row table:style-name="ro1">
          <table:table-cell office:value-type="float" office:value="2110.55460151694" calcext:value-type="float">
            <text:p>2110,5546015169</text:p>
          </table:table-cell>
          <table:table-cell table:formula="of:=IF([.A97]&lt;[.E$1];[.A97]*6.5 - [.E$1]*1.5;[.A97]*5)" office:value-type="float" office:value="10552.7730075847" calcext:value-type="float">
            <text:p>10552,7730075847</text:p>
          </table:table-cell>
          <table:table-cell table:formula="of:=IF([.$A97]&lt;[.F$1];[.$A97]*6.5 - [.F$1]*1.5;[.$A97]*5)" office:value-type="float" office:value="9968.60490986011" calcext:value-type="float">
            <text:p>9968,6049098601</text:p>
          </table:table-cell>
          <table:table-cell table:number-columns-repeated="3"/>
        </table:table-row>
        <table:table-row table:style-name="ro1">
          <table:table-cell office:value-type="float" office:value="2161.90582952505" calcext:value-type="float">
            <text:p>2161,9058295251</text:p>
          </table:table-cell>
          <table:table-cell table:formula="of:=IF([.A98]&lt;[.E$1];[.A98]*6.5 - [.E$1]*1.5;[.A98]*5)" office:value-type="float" office:value="10809.5291476253" calcext:value-type="float">
            <text:p>10809,5291476253</text:p>
          </table:table-cell>
          <table:table-cell table:formula="of:=IF([.$A98]&lt;[.F$1];[.$A98]*6.5 - [.F$1]*1.5;[.$A98]*5)" office:value-type="float" office:value="10302.3878919128" calcext:value-type="float">
            <text:p>10302,3878919128</text:p>
          </table:table-cell>
          <table:table-cell table:number-columns-repeated="3"/>
        </table:table-row>
        <table:table-row table:style-name="ro1">
          <table:table-cell office:value-type="float" office:value="2222.51238351461" calcext:value-type="float">
            <text:p>2222,5123835146</text:p>
          </table:table-cell>
          <table:table-cell table:formula="of:=IF([.A99]&lt;[.E$1];[.A99]*6.5 - [.E$1]*1.5;[.A99]*5)" office:value-type="float" office:value="11112.5619175731" calcext:value-type="float">
            <text:p>11112,5619175731</text:p>
          </table:table-cell>
          <table:table-cell table:formula="of:=IF([.$A99]&lt;[.F$1];[.$A99]*6.5 - [.F$1]*1.5;[.$A99]*5)" office:value-type="float" office:value="10696.330492845" calcext:value-type="float">
            <text:p>10696,330492845</text:p>
          </table:table-cell>
          <table:table-cell table:number-columns-repeated="3"/>
        </table:table-row>
        <table:table-row table:style-name="ro1">
          <table:table-cell office:value-type="float" office:value="2111.06586411769" calcext:value-type="float">
            <text:p>2111,0658641177</text:p>
          </table:table-cell>
          <table:table-cell table:formula="of:=IF([.A100]&lt;[.E$1];[.A100]*6.5 - [.E$1]*1.5;[.A100]*5)" office:value-type="float" office:value="10555.3293205885" calcext:value-type="float">
            <text:p>10555,3293205885</text:p>
          </table:table-cell>
          <table:table-cell table:formula="of:=IF([.$A100]&lt;[.F$1];[.$A100]*6.5 - [.F$1]*1.5;[.$A100]*5)" office:value-type="float" office:value="9971.92811676499" calcext:value-type="float">
            <text:p>9971,928116765</text:p>
          </table:table-cell>
          <table:table-cell table:number-columns-repeated="3"/>
        </table:table-row>
        <table:table-row table:style-name="ro1">
          <table:table-cell office:value-type="float" office:value="2272.75514884822" calcext:value-type="float">
            <text:p>2272,7551488482</text:p>
          </table:table-cell>
          <table:table-cell table:formula="of:=IF([.A101]&lt;[.E$1];[.A101]*6.5 - [.E$1]*1.5;[.A101]*5)" office:value-type="float" office:value="11363.7757442411" calcext:value-type="float">
            <text:p>11363,7757442411</text:p>
          </table:table-cell>
          <table:table-cell table:formula="of:=IF([.$A101]&lt;[.F$1];[.$A101]*6.5 - [.F$1]*1.5;[.$A101]*5)" office:value-type="float" office:value="11022.9084675134" calcext:value-type="float">
            <text:p>11022,9084675134</text:p>
          </table:table-cell>
          <table:table-cell table:number-columns-repeated="3"/>
        </table:table-row>
        <table:table-row table:style-name="ro1">
          <table:table-cell/>
          <table:table-cell table:formula="of:=SUM([.B2:.B101])" office:value-type="float" office:value="1244338.37205521" calcext:value-type="float">
            <text:p>1244338,37205521</text:p>
          </table:table-cell>
          <table:table-cell table:formula="of:=SUM([.C2:.C101])" office:value-type="float" office:value="1225236.33935287" calcext:value-type="float">
            <text:p>1225236,3393528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6T16:20:56.694000000</dc:date>
    <meta:editing-duration>PT3H15M26S</meta:editing-duration>
    <meta:editing-cycles>2</meta:editing-cycles>
    <meta:generator>LibreOffice/4.4.3.2$Windows_x86 LibreOffice_project/88805f81e9fe61362df02b9941de8e38a9b5fd16</meta:generator>
    <meta:document-statistic meta:table-count="1" meta:cell-count="311" meta:object-count="0"/>
  </office:meta>
</office:document-meta>
</file>